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C7000000B6F3590AF9.png"/>
  <manifest:file-entry manifest:media-type="image/png" manifest:full-path="Pictures/100000000000096000000708B6346AC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style:paragraph-properties fo:margin-top="0.205cm" fo:margin-bottom="0.205cm"/>
    </style:style>
    <style:style style:name="P5" style:family="paragraph">
      <style:paragraph-properties fo:margin-top="0.205cm" fo:margin-bottom="0.205cm"/>
      <style:text-properties fo:color="#000000" fo:font-size="22pt" style:font-size-asian="22pt" style:font-size-complex="22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text-properties fo:font-size="12pt"/>
    </style:style>
    <style:style style:name="T1" style:family="text">
      <style:text-properties fo:color="#333333" fo:font-family="'TUM Neue Helvetica 55 Regular'" style:font-family-generic="swiss" style:font-pitch="variable" fo:font-size="32pt" fo:language="de" fo:country="DE" fo:font-weight="bold" style:font-size-asian="32pt" style:font-weight-asian="bold" style:font-size-complex="32pt" style:font-weight-complex="bold"/>
    </style:style>
    <style:style style:name="T2" style:family="text">
      <style:text-properties fo:color="#000000" fo:font-family="'Times New Roman'" style:font-family-generic="roman" style:font-pitch="variable" fo:font-size="12pt" fo:language="de" fo:country="DE" style:font-family-asian="'DejaVu Sans'" style:font-pitch-asian="variable" style:font-size-asian="12pt" style:font-family-complex="'DejaVu Sans'" style:font-pitch-complex="variable" style:font-size-complex="12pt"/>
    </style:style>
    <style:style style:name="T3" style:family="text">
      <style:text-properties fo:color="#000000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el1" presentation:presentation-page-layout-name="AL1T0" presentation:use-date-time-name="dtd1">
        <draw:custom-shape draw:name="Text Box 1" draw:style-name="gr1" draw:text-style-name="P2" draw:layer="layout" svg:width="23.6cm" svg:height="3.351cm" svg:x="0.9cm" svg:y="2.121cm">
          <text:list text:style-name="L1">
            <text:list-header>
              <text:p text:style-name="P1"><text:span text:style-name="T1">Augmented Virtual Reality Card G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99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3" draw:text-style-name="P2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el1" presentation:use-date-time-name="dtd1">
        <draw:custom-shape draw:name="Text Box 1" draw:style-name="gr1" draw:text-style-name="P2" draw:layer="layout" svg:width="23.6cm" svg:height="3.351cm" svg:x="0.9cm" svg:y="2.121cm">
          <text:list text:style-name="L1">
            <text:list-header>
              <text:p text:style-name="P1"><text:span text:style-name="T1">Over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22.6cm" svg:height="8.408cm" svg:x="1.4cm" svg:y="6.8cm">
          <draw:text-box>
            <text:list text:style-name="L3">
              <text:list-item>
                <text:p text:style-name="P4"><text:span text:style-name="T3">Player sits in virtual environment displayed with the Oculus Rift</text:span></text:p>
              </text:list-item>
              <text:list-item>
                <text:p text:style-name="P4"><text:span text:style-name="T3">Player interacts with virtual cards</text:span></text:p>
              </text:list-item>
              <text:list-item>
                <text:p text:style-name="P4"><text:span text:style-name="T3">Leap Motion used to track hands and fingers</text:span></text:p>
              </text:list-item>
              <text:list-item>
                <text:p text:style-name="P4"><text:span text:style-name="T3">Additional Tablet used for haptic feedback and better gesture recognition</text:span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custom-shape draw:name="Rectangle 7" draw:style-name="gr3" draw:text-style-name="P2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1" presentation:use-date-time-name="dtd1">
        <draw:custom-shape draw:name="Text Box 1" draw:style-name="gr6" draw:text-style-name="P6" draw:layer="layout" svg:width="23.6cm" svg:height="3.351cm" svg:x="0.9cm" svg:y="2.121cm">
          <text:list text:style-name="L1">
            <text:list-header>
              <text:p text:style-name="P1"><text:span text:style-name="T1">Out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7" draw:text-style-name="P5" draw:layer="layout" svg:width="22.6cm" svg:height="9.228cm" svg:x="1.4cm" svg:y="6.8cm">
          <draw:text-box>
            <text:list text:style-name="L3">
              <text:list-item>
                <text:p text:style-name="P4"><text:span text:style-name="T3">Interactions</text:span></text:p>
                <text:list>
                  <text:list-item>
                    <text:p text:style-name="P4"><text:span text:style-name="T3">Setup</text:span></text:p>
                  </text:list-item>
                  <text:list-item>
                    <text:p text:style-name="P4"><text:span text:style-name="T3">Blabla</text:span></text:p>
                  </text:list-item>
                  <text:list-item>
                    <text:p text:style-name="P4"><text:span text:style-name="T3">Ich bin cool (Netzwerk?)</text:span></text:p>
                  </text:list-item>
                  <text:list-item>
                    <text:p text:style-name="P4"><text:span text:style-name="T3">Ich würde lieber WoW spielen</text:span></text:p>
                  </text:list-item>
                </text:list>
              </text:list-item>
              <text:list-item>
                <text:p text:style-name="P4"><text:span text:style-name="T3">Visualizations</text:span></text:p>
                <text:list>
                  <text:list-item>
                    <text:p text:style-name="P4"><text:span text:style-name="T3">Ich würde lieber penn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3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1" presentation:use-date-time-name="dtd1">
        <draw:custom-shape draw:name="Text Box 1" draw:style-name="gr8" draw:text-style-name="P6" draw:layer="layout" svg:width="23.6cm" svg:height="3.351cm" svg:x="0.9cm" svg:y="2.121cm">
          <text:list text:style-name="L1">
            <text:list-header>
              <text:p text:style-name="P1"><text:span text:style-name="T1">Leap Mo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9" draw:text-style-name="P5" draw:layer="layout" svg:width="22.6cm" svg:height="5.205cm" svg:x="1.4cm" svg:y="6.8cm">
          <draw:text-box>
            <text:p text:style-name="P4"><text:span text:style-name="T3">Mounted on the Oculus Rift</text:span></text:p>
            <text:p text:style-name="P4"><text:span text:style-name="T3">Tracks the players hands and fingers in his field of view</text:span></text:p>
            <text:p text:style-name="P4"><text:span text:style-name="T3">Used to animate virtual hand models</text:span></text:p>
            <text:p text:style-name="P4"><text:span text:style-name="T3">Detect gestures of the player in mid air</text:span></text:p>
          </draw:text-box>
        </draw:frame>
        <presentation:notes draw:style-name="dp2">
          <draw:custom-shape draw:name="Rectangle 7" draw:style-name="gr3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" presentation:use-date-time-name="dtd1">
        <draw:custom-shape draw:name="Text Box 1" draw:style-name="gr10" draw:text-style-name="P6" draw:layer="layout" svg:width="23.6cm" svg:height="3.351cm" svg:x="0.9cm" svg:y="2.121cm">
          <text:list text:style-name="L1">
            <text:list-header>
              <text:p text:style-name="P1"><text:span text:style-name="T1">Possible intera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22.6cm" svg:height="6.546cm" svg:x="1.4cm" svg:y="6.8cm">
          <draw:text-box>
            <text:p text:style-name="P4"><text:span text:style-name="T3">Player will be able</text:span></text:p>
            <text:p text:style-name="P4"><text:span text:style-name="T3">to move around his virtual hands</text:span></text:p>
            <text:p text:style-name="P4"><text:span text:style-name="T3"><text:s/></text:span><text:span text:style-name="T3">to hold cards in his virtual hands</text:span></text:p>
            <text:list text:style-name="L3">
              <text:list-item>
                <text:p text:style-name="P4"><text:span text:style-name="T3"><text:s/></text:span><text:span text:style-name="T3">select a card with his right hand</text:span></text:p>
              </text:list-item>
              <text:list-item>
                <text:p text:style-name="P4"><text:span text:style-name="T3">place a card in his left hand</text:span></text:p>
              </text:list-item>
            </text:list>
          </draw:text-box>
        </draw:frame>
        <presentation:notes draw:style-name="dp2">
          <draw:custom-shape draw:name="Rectangle 7" draw:style-name="gr3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1" presentation:use-date-time-name="dtd1">
        <draw:custom-shape draw:name="Text Box 1" draw:style-name="gr11" draw:text-style-name="P6" draw:layer="layout" svg:width="23.6cm" svg:height="3.351cm" svg:x="0.9cm" svg:y="2.121cm">
          <text:list text:style-name="L1">
            <text:list-header>
              <text:p text:style-name="P1"><text:span text:style-name="T1">Tabl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12" draw:text-style-name="P5" draw:layer="layout" svg:width="23.3cm" svg:height="7.477cm" svg:x="1.2cm" svg:y="6.8cm">
          <draw:text-box>
            <text:p text:style-name="P4"><text:span text:style-name="T3">Located in front of the player on physical desk (in real world)</text:span></text:p>
            <text:p text:style-name="P4"><text:span text:style-name="T3">But also visualized as play area in the virtual world</text:span></text:p>
            <text:p text:style-name="P4"><text:span text:style-name="T3">Provides haptic feedback</text:span></text:p>
            <text:p text:style-name="P4"><text:span text:style-name="T3">Used to track touch gestures that cannot be detected by the Leap</text:span></text:p>
            <text:p text:style-name="P4"><text:span text:style-name="T3">Position and orientation need to be calibrated to match virtual world's dimensions</text:span></text:p>
          </draw:text-box>
        </draw:frame>
        <presentation:notes draw:style-name="dp2">
          <draw:custom-shape draw:name="Rectangle 7" draw:style-name="gr3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1" presentation:use-date-time-name="dtd1">
        <draw:custom-shape draw:name="Text Box 1" draw:style-name="gr13" draw:text-style-name="P6" draw:layer="layout" svg:width="23.6cm" svg:height="3.351cm" svg:x="0.9cm" svg:y="2.121cm">
          <text:list text:style-name="L1">
            <text:list-header>
              <text:p text:style-name="P1"><text:span text:style-name="T1">Possible intera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22.6cm" svg:height="5.205cm" svg:x="1.4cm" svg:y="6.8cm">
          <draw:text-box>
            <text:p text:style-name="P4"><text:span text:style-name="T3">Player will be able</text:span></text:p>
            <text:p text:style-name="P4"><text:span text:style-name="T3">to place or discard cards on the virtual desk</text:span></text:p>
            <text:p text:style-name="P4"><text:span text:style-name="T3"><text:s/></text:span><text:span text:style-name="T3">to draw or take cards from the virtual desk</text:span></text:p>
            <text:list text:style-name="L3">
              <text:list-item>
                <text:p text:style-name="P4"><text:span text:style-name="T3">to move cards on the virtual desk</text:span></text:p>
              </text:list-item>
            </text:list>
          </draw:text-box>
        </draw:frame>
        <presentation:notes draw:style-name="dp2">
          <draw:custom-shape draw:name="Rectangle 7" draw:style-name="gr3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el1" presentation:use-date-time-name="dtd1">
        <draw:custom-shape draw:name="Text Box 1" draw:style-name="gr14" draw:text-style-name="P6" draw:layer="layout" svg:width="23.6cm" svg:height="3.351cm" svg:x="0.9cm" svg:y="2.121cm">
          <text:list text:style-name="L1">
            <text:list-header>
              <text:p text:style-name="P1"><text:span text:style-name="T1">Challen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22.6cm" svg:height="7.477cm" svg:x="1.4cm" svg:y="6.8cm">
          <draw:text-box>
            <text:p text:style-name="P4"><text:span text:style-name="T3">To smooth raw data for good visualization of hands</text:span></text:p>
            <text:p text:style-name="P4"><text:span text:style-name="T3">Provide a feeling of control for the player</text:span></text:p>
            <text:p text:style-name="P4"><text:span text:style-name="T3"><text:s/></text:span><text:span text:style-name="T3">Use and detection of natural gestures</text:span></text:p>
            <text:p text:style-name="P4"><text:span text:style-name="T3">Synchronize virtual and real world via network (between Tablet and LeapMotion + Oculus Rift)</text:span></text:p>
            <text:p text:style-name="P4"><text:span text:style-name="T3">Calibration of the Multi-Device Setup</text:span></text:p>
          </draw:text-box>
        </draw:frame>
        <presentation:notes draw:style-name="dp2">
          <draw:custom-shape draw:name="Rectangle 7" draw:style-name="gr3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bold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normal" style:letter-kerning="true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normal" style:letter-kerning="true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bold" style:letter-kerning="true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0000" fo:font-family="'Times New Roman'" style:font-family-generic="roman" style:font-pitch="variable" fo:font-size="12pt" fo:language="de" fo:country="DE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" draw:style-name="Mgr3" draw:text-style-name="MP3" draw:layer="backgroundobjects" svg:width="25.4cm" svg:height="19.05cm" svg:x="0cm" svg:y="0cm">
        <draw:image xlink:href="Pictures/100000000000096000000708B6346ACB.png" xlink:type="simple" xlink:show="embed" xlink:actuate="onLoad">
          <text:p/>
        </draw:image>
      </draw:frame>
      <draw:frame presentation:style-name="Standard-title" draw:layer="backgroundobjects" svg:width="23.596cm" svg:height="2.4cm" svg:x="0.9cm" svg:y="2.521cm" presentation:class="title" presentation:placeholder="true">
        <draw:text-box/>
      </draw:frame>
      <draw:frame presentation:style-name="Standard-outline1" draw:layer="backgroundobjects" svg:width="23.596cm" svg:height="11.999cm" svg:x="0.9cm" svg:y="5.323cm" presentation:class="outline" presentation:placeholder="true">
        <draw:text-box/>
      </draw:frame>
      <draw:frame presentation:style-name="Mpr1" draw:layer="backgroundobjects" svg:width="3.796cm" svg:height="1.023cm" svg:x="18.702cm" svg:y="17.915cm" presentation:class="date-time">
        <draw:text-box>
          <text:list text:style-name="ML1">
            <text:list-header>
              <text:p><text:span text:style-name="MT2">11.07.11</text:span></text:p>
            </text:list-header>
          </text:list>
        </draw:text-box>
      </draw:frame>
      <draw:frame presentation:style-name="Mpr1" draw:layer="backgroundobjects" svg:width="17.396cm" svg:height="1.023cm" svg:x="0.9cm" svg:y="17.915cm" presentation:class="footer">
        <draw:text-box>
          <text:list text:style-name="ML1">
            <text:list-header>
              <text:p><text:span text:style-name="MT2">3D Ultrasound Mosaicing - Wachinger et al.</text:span></text:p>
            </text:list-header>
          </text:list>
        </draw:text-box>
      </draw:frame>
      <draw:frame presentation:style-name="Mpr1" draw:layer="backgroundobjects" svg:width="1.596cm" svg:height="1.023cm" svg:x="22.9cm" svg:y="17.915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frame draw:name="Picture 7" draw:style-name="Mgr3" draw:text-style-name="MP3" draw:layer="backgroundobjects" svg:width="25.4cm" svg:height="2.059cm" svg:x="0cm" svg:y="0cm">
        <draw:image xlink:href="Pictures/10000000000008C7000000B6F3590AF9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Mgr6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name="Text Box 3" draw:style-name="Mgr6" draw:text-style-name="MP5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96cm" svg:height="9.522cm" svg:x="3.175cm" svg:y="1.90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  <draw:custom-shape draw:name="Text Box 6" draw:style-name="Mgr6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name="Picture 1" draw:style-name="Mgr3" draw:text-style-name="MP3" draw:layer="backgroundobjects" svg:width="25.4cm" svg:height="19.05cm" svg:x="0cm" svg:y="0cm">
        <draw:image xlink:href="Pictures/100000000000096000000708B6346ACB.png" xlink:type="simple" xlink:show="embed" xlink:actuate="onLoad">
          <text:p/>
        </draw:image>
      </draw:frame>
      <draw:frame draw:name="Picture 2" draw:style-name="Mgr3" draw:text-style-name="MP3" draw:layer="backgroundobjects" svg:width="25.4cm" svg:height="2.059cm" svg:x="0cm" svg:y="0cm">
        <draw:image xlink:href="Pictures/10000000000008C7000000B6F3590AF9.png" xlink:type="simple" xlink:show="embed" xlink:actuate="onLoad">
          <text:p/>
        </draw:image>
      </draw:frame>
      <draw:frame presentation:style-name="Titel1-title" draw:layer="backgroundobjects" svg:width="23.596cm" svg:height="2.4cm" svg:x="0.9cm" svg:y="2.521cm" presentation:class="title" presentation:placeholder="true">
        <draw:text-box/>
      </draw:frame>
      <draw:frame presentation:style-name="Titel1-outline1" draw:layer="backgroundobjects" svg:width="23.596cm" svg:height="11.999cm" svg:x="0.9cm" svg:y="5.32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Mgr6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name="Text Box 3" draw:style-name="Mgr6" draw:text-style-name="MP5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2.696cm" svg:height="9.522cm" svg:x="3.175cm" svg:y="1.904cm" presentation:class="page"/>
        <draw:frame presentation:style-name="Titel1-notes" draw:layer="backgroundobjects" svg:width="15.236cm" svg:height="11.427cm" svg:x="1.905cm" svg:y="12.065cm" presentation:class="notes" presentation:placeholder="true">
          <draw:text-box/>
        </draw:frame>
        <draw:custom-shape draw:name="Text Box 6" draw:style-name="Mgr6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Eva</meta:initial-creator>
    <meta:creation-date>2011-07-11T15:03:48</meta:creation-date>
    <dc:date>2014-11-09T16:10:18.60</dc:date>
    <meta:editing-cycles>11</meta:editing-cycles>
    <meta:editing-duration>P2171DT10H43M19S</meta:editing-duration>
    <meta:generator>OpenOffice/4.0.1$Win32 OpenOffice.org_project/401m5$Build-9714</meta:generator>
    <dc:creator>Stefan Hell</dc:creator>
    <meta:document-statistic meta:object-count="84"/>
  </office:meta>
</office:document-meta>
</file>